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f7a" officeooo:paragraph-rsid="0022cec2"/>
    </style:style>
    <style:style style:name="P2" style:family="paragraph" style:parent-style-name="Standard">
      <style:text-properties officeooo:paragraph-rsid="001e8f7a"/>
    </style:style>
    <style:style style:name="P3" style:family="paragraph" style:parent-style-name="Standard">
      <style:text-properties officeooo:rsid="001fd24c" officeooo:paragraph-rsid="0020b5bb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fd24c" officeooo:paragraph-rsid="0020b5bb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fd24c" officeooo:paragraph-rsid="0021922d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1fd24c" officeooo:paragraph-rsid="0020b5bb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23642a" officeooo:paragraph-rsid="0023642a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23642a" officeooo:paragraph-rsid="0023c479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23642a" officeooo:paragraph-rsid="00254c0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800000" officeooo:rsid="0023642a" officeooo:paragraph-rsid="00254c0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800000" officeooo:rsid="00276ad5" officeooo:paragraph-rsid="00276ad5"/>
    </style:style>
    <style:style style:name="T1" style:family="text">
      <style:text-properties officeooo:rsid="001e8f7a"/>
    </style:style>
    <style:style style:name="T2" style:family="text">
      <style:text-properties officeooo:rsid="0020b5bb"/>
    </style:style>
    <style:style style:name="T3" style:family="text">
      <style:text-properties fo:color="#000000"/>
    </style:style>
    <style:style style:name="T4" style:family="text">
      <style:text-properties fo:color="#000000" officeooo:rsid="00254c0e"/>
    </style:style>
    <style:style style:name="T5" style:family="text">
      <style:text-properties fo:color="#000000" officeooo:rsid="0023c479"/>
    </style:style>
    <style:style style:name="T6" style:family="text">
      <style:text-properties officeooo:rsid="0022cec2"/>
    </style:style>
    <style:style style:name="T7" style:family="text">
      <style:text-properties officeooo:rsid="0023c479"/>
    </style:style>
    <style:style style:name="T8" style:family="text">
      <style:text-properties fo:color="#800000" officeooo:rsid="0023c479"/>
    </style:style>
    <style:style style:name="T9" style:family="text">
      <style:text-properties fo:color="#800000" officeooo:rsid="00254c0e"/>
    </style:style>
    <style:style style:name="T10" style:family="text">
      <style:text-properties officeooo:rsid="00254c0e"/>
    </style:style>
    <style:style style:name="T11" style:family="text">
      <style:text-properties officeooo:rsid="00269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rver Name: Trion</text:span></text:p>
      <text:p text:style-name="P1">Server OS: Debian 8 <text:span text:style-name="T6">amd</text:span>64</text:p>
      <text:p text:style-name="P3"><text:span text:style-name="T2">Possible </text:span>Users:</text:p>
      <text:p text:style-name="P4">- <text:span text:style-name="T2">User: root</text:span></text:p>
      <text:p text:style-name="P4"><text:s text:c="2"/><text:span text:style-name="T2">Pass: (Temp - rawr12)</text:span></text:p>
      <text:p text:style-name="P4">- <text:span text:style-name="T2">User1: Asteroid</text:span></text:p>
      <text:p text:style-name="P5"><text:s text:c="2"/><text:span text:style-name="T2">Pass: (Temp - rawr)</text:span></text:p>
      <text:p text:style-name="P4"><text:span text:style-name="T2">- User2: Meteor</text:span></text:p>
      <text:p text:style-name="P4"><text:s text:c="2"/><text:span text:style-name="T2">Pass:</text:span></text:p>
      <text:p text:style-name="P4"><text:span text:style-name="T2">- User3: Viper</text:span></text:p>
      <text:p text:style-name="P4"><text:s text:c="2"/><text:span text:style-name="T2">Pass:</text:span></text:p>
      <text:p text:style-name="P6"/>
      <text:p text:style-name="P7">Step 1: Install Debian</text:p>
      <text:p text:style-name="P7">Step 2: Login as root <text:span text:style-name="T11">via SSH </text:span>and copy script <text:span text:style-name="T11">from client 2 server</text:span></text:p>
      <text:p text:style-name="P7"><text:tab/><text:span text:style-name="T7">a) Collect USB Drive Info: </text:span><text:span text:style-name="T8">fdisk -l</text:span></text:p>
      <text:p text:style-name="P8"><text:tab/><text:span text:style-name="T7">b) Create Mount Point: </text:span><text:span text:style-name="T8">mkdir /media/usbTemp</text:span></text:p>
      <text:p text:style-name="P8"><text:span text:style-name="T7"><text:tab/>c) Mount USB: </text:span><text:span text:style-name="T8">mount /de</text:span><text:span text:style-name="T9">v</text:span><text:span text:style-name="T8">/sdb1 /media/usbTemp</text:span></text:p>
      <text:p text:style-name="P8"><text:tab/><text:span text:style-name="T7">d) Copy script to PC: </text:span><text:span text:style-name="T8">cp /media/usbTemp/Debian_FirstBoot /tmp/Trion/Debian_FirstBoot</text:span></text:p>
      <text:p text:style-name="P8"><text:span text:style-name="T7"><text:tab/>d) Unmount USB: </text:span><text:span text:style-name="T8">umount /media/usbTemp</text:span></text:p>
      <text:p text:style-name="P8"><text:tab/><text:span text:style-name="T7">e) Delete Temp USB directory: </text:span><text:span text:style-name="T8">rm -r /media/usbTemp</text:span></text:p>
      <text:p text:style-name="P9"><text:span text:style-name="T8"><text:tab/></text:span><text:span text:style-name="T4">f) Set script permissions:</text:span><text:span text:style-name="T9"> chmod 777 </text:span><text:span text:style-name="T5">/</text:span><text:span text:style-name="T4">t</text:span><text:span text:style-name="T5">mp/Trion/Debian_FirstBoot</text:span></text:p>
      <text:p text:style-name="P10"><text:tab/><text:span text:style-name="T4">g) cd </text:span><text:span text:style-name="T5">/</text:span><text:span text:style-name="T4">t</text:span><text:span text:style-name="T5">mp/Trion/</text:span></text:p>
      <text:p text:style-name="P10"><text:span text:style-name="T5"><text:tab/></text:span><text:span text:style-name="T4">h) ./Debian_FirstBoot</text:span></text:p>
      <text:p text:style-name="P10"><text:span text:style-name="T4"/></text:p>
      <text:p text:style-name="P11"><text:span text:style-name="T4">S</text:span><text:span text:style-name="T3">teps:</text:span></text:p>
      <text:p text:style-name="P11"><text:span text:style-name="T3"><text:tab/>1) Root Login</text:span></text:p>
      <text:p text:style-name="P10"><text:span text:style-name="T4"><text:tab/><text:tab/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pha </meta:initial-creator>
    <meta:creation-date>2015-10-07T23:49:06.240607588</meta:creation-date>
    <dc:date>2015-10-08T06:07:06.332407954</dc:date>
    <dc:creator>Alpha </dc:creator>
    <meta:editing-duration>PT1H14M7S</meta:editing-duration>
    <meta:editing-cycles>5</meta:editing-cycles>
    <meta:generator>LibreOffice/4.4.3.2$Linux_X86_64 LibreOffice_project/40m0$Build-2</meta:generator>
    <meta:document-statistic meta:table-count="0" meta:image-count="0" meta:object-count="0" meta:page-count="1" meta:paragraph-count="25" meta:word-count="107" meta:character-count="690" meta:non-whitespace-character-count="587"/>
  </office:meta>
</office:document-meta>
</file>